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7-03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4-1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9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1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4-1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4-01-23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3-10-1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3-07-20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3-04-2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3-01-19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2-10-1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2-07-14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2-04-12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2-01-0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1-10-12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1-07-07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1-04-02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1-01-13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0-10-13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0-07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0-04-0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20-01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9-10-0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9-05-08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9-02-28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8-10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8-07-1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11-0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10-17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10-0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9-05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8-15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8-01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7-1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7-0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6-22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6-06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5-1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5-02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4-18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4-04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3-21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3-0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2-0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1-1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7-01-0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12-2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12-0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11-15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11-01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10-18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10-04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9-2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9-0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8-1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8-02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7-19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7-05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6-2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6-0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3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4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5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4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10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2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200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9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8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6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6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6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913089374501</text:p>
          </table:table-cell>
          <table:table-cell office:value-type="string" calcext:value-type="string">
            <text:p>MR-29/07E/24-0100</text:p>
          </table:table-cell>
          <table:table-cell office:value-type="string" calcext:value-type="string">
            <text:p>196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22" meta:object-count="0"/>
    <meta:user-defined meta:name="AppVersion">3.0</meta:user-defined>
  </office:meta>
</office:document-meta>
</file>